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23cm" svg:height="1.778cm" svg:x="3.032cm" svg:y="3.54cm">
          <text:p text:style-name="P1">Inpu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4" draw:id="id4" draw:layer="layout" svg:width="6.223cm" svg:height="1.905cm" svg:x="2.905cm" svg:y="15.224cm">
          <text:p text:style-name="P1">Resul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6.35cm" svg:height="3.302cm" svg:x="12.43cm" svg:y="3.413cm">
          <text:p text:style-name="P1">Digit or Point</text:p>
          <text:p text:style-name="P1">Enter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9.255cm" svg:y1="4.429cm" svg:x2="12.43cm" svg:y2="5.064cm" draw:start-shape="id1" draw:start-glue-point="7" draw:end-shape="id2" draw:end-glue-point="5" svg:d="m9255 4429c2382 0 795 635 3175 635" svg:viewBox="0 0 3176 636">
          <text:p/>
        </draw:connector>
        <draw:connector draw:style-name="gr3" draw:text-style-name="P1" draw:layer="layout" draw:type="curve" svg:x1="15.605cm" svg:y1="3.413cm" svg:x2="6.144cm" svg:y2="3.54cm" draw:start-shape="id2" draw:start-glue-point="4" draw:end-shape="id1" draw:end-glue-point="4" svg:d="m15605 3413c0-751-9461-815-9461 127" svg:viewBox="0 0 9462 700">
          <text:p/>
        </draw:connector>
        <draw:custom-shape draw:style-name="gr2" draw:text-style-name="P1" xml:id="id3" draw:id="id3" draw:layer="layout" svg:width="6.35cm" svg:height="3.302cm" svg:x="4.556cm" svg:y="8.493cm">
          <text:p text:style-name="P1">Operator</text:p>
          <text:p text:style-name="P1">Enter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6.144cm" svg:y1="5.318cm" svg:x2="7.731cm" svg:y2="8.493cm" draw:start-shape="id1" draw:start-glue-point="6" draw:end-shape="id3" svg:d="m6144 5318c0 2382 1587 795 1587 3175" svg:viewBox="0 0 1588 3176">
          <text:p/>
        </draw:connector>
        <draw:connector draw:style-name="gr4" draw:text-style-name="P1" draw:layer="layout" draw:type="curve" svg:x1="7.731cm" svg:y1="11.795cm" svg:x2="6.017cm" svg:y2="15.224cm" draw:start-shape="id3" draw:end-shape="id4" draw:end-glue-point="4" svg:d="m7731 11795c0 2572-1714 858-1714 3429" svg:viewBox="0 0 1715 3430">
          <text:p text:style-name="P1">(set accumulator)</text:p>
        </draw:connector>
        <draw:connector draw:style-name="gr3" draw:text-style-name="P1" draw:layer="layout" draw:type="curve" svg:x1="9.128cm" svg:y1="16.177cm" svg:x2="10.906cm" svg:y2="10.144cm" draw:start-shape="id4" draw:start-glue-point="7" draw:end-shape="id3" draw:end-glue-point="7" svg:d="m9128 16177c3420 0 2531-6033 1778-6033" svg:viewBox="0 0 2473 6034">
          <text:p/>
        </draw:connector>
        <draw:connector draw:style-name="gr3" draw:text-style-name="P1" draw:layer="layout" draw:type="curve" svg:x1="6.017cm" svg:y1="17.129cm" svg:x2="15.605cm" svg:y2="6.715cm" draw:start-shape="id4" draw:start-glue-point="6" draw:end-shape="id2" draw:end-glue-point="6" svg:d="m6017 17129c0 751 9588 5958 9588-10414" svg:viewBox="0 0 9589 117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ad Peabody</meta:initial-creator>
    <meta:creation-date>2013-08-14T13:46:43</meta:creation-date>
    <dc:date>2013-08-14T14:43:41</dc:date>
    <dc:creator>Brad Peabody</dc:creator>
    <meta:editing-duration>PT11M27S</meta:editing-duration>
    <meta:editing-cycles>4</meta:editing-cycles>
    <meta:generator>LibreOffice/4.0.4.2$MacOSX_x86 LibreOffice_project/9e9821abd0ffdbc09cd8c52eaa574fa09eb08f2</meta:generator>
    <meta:document-statistic meta:object-count="10"/>
  </office:meta>
</office:document-meta>
</file>